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41.87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7.62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3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47" style:family="table-cell" style:parent-style-name="Default">
      <style:map style:condition="cell-content()=&quot;优秀&quot;" style:apply-style-name="优秀" style:base-cell-address="卡牌.R409"/>
      <style:map style:condition="cell-content()=&quot;良好&quot;" style:apply-style-name="良好" style:base-cell-address="卡牌.R409"/>
      <style:map style:condition="cell-content()=&quot;普通&quot;" style:apply-style-name="普通" style:base-cell-address="卡牌.R409"/>
    </style:style>
    <style:style style:name="ce81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82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奖励&quot;;&quot;纳克萨玛斯&quot;;&quot;地精大战侏儒&quot;;&quot;黑石山的火焰&quot;;&quot;冠军的试练&quot;;&quot;探险者协会&quot;;&quot;上古之神&quot;;&quot;卡拉赞&quot;;&quot;加基森&quot;)" table:allow-empty-cell="true" table:display-list="unsorted" table:base-cell-address="当前标准天梯主流.B984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)" table:allow-empty-cell="true" table:display-list="unsorted" table:base-cell-address="当前标准天梯主流.I1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9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table-column-group table:display="false">
          <table:table-column-group>
            <table:table-column table:style-name="co1" table:visibility="collapse" table:default-cell-style-name="ce5"/>
            <table:table-column table:style-name="co2" table:visibility="collapse" table:default-cell-style-name="ce2"/>
          </table:table-column-group>
        </table:table-column-group>
        <table:table-column table:style-name="co3" table:default-cell-style-name="ce28"/>
        <table:table-column-group table:display="false">
          <table:table-column-group>
            <table:table-column table:style-name="co4" table:visibility="collapse" table:default-cell-style-name="ce2"/>
            <table:table-column table:style-name="co5" table:visibility="collapse" table:default-cell-style-name="ce2"/>
          </table:table-column-group>
        </table:table-column-group>
        <table:table-column table:style-name="co6" table:default-cell-style-name="ce3"/>
        <table:table-column-group table:display="false">
          <table:table-column table:style-name="co7" table:visibility="collapse" table:default-cell-style-name="ce7"/>
          <table:table-column table:style-name="co6" table:visibility="collapse" table:default-cell-style-name="ce2"/>
        </table:table-column-group>
        <table:table-column table:style-name="co8" table:default-cell-style-name="ce76"/>
        <table:table-column table:style-name="co9" table:default-cell-style-name="ce2"/>
        <table:table-column-group table:display="false">
          <table:table-column-group>
            <table:table-column table:style-name="co10" table:visibility="collapse" table:number-columns-repeated="5" table:default-cell-style-name="ce2"/>
          </table:table-column-group>
        </table:table-column-group>
        <table:table-column table:style-name="co11" table:default-cell-style-name="ce29"/>
        <table:table-column table:style-name="co12" table:number-columns-repeated="4" table:default-cell-style-name="ce53"/>
        <table:table-column table:style-name="co13" table:default-cell-style-name="ce22"/>
        <table:table-column table:style-name="co14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style-name="ce7" table:content-validation-name="val3" office:value-type="string" calcext:value-type="string">
            <text:p>系列</text:p>
          </table:table-cell>
          <table:table-cell table:style-name="ce9" table:content-validation-name="val1" office:value-type="string" calcext:value-type="string">
            <text:p>职业</text:p>
          </table:table-cell>
          <table:table-cell table:style-name="ce7" office:value-type="string" calcext:value-type="string">
            <text:p>攻击力 </text:p>
          </table:table-cell>
          <table:table-cell table:style-name="ce7" office:value-type="string" calcext:value-type="string">
            <text:p>生命值</text:p>
          </table:table-cell>
          <table:table-cell table:style-name="ce9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7" table:content-validation-name="val5" office:value-type="string" calcext:value-type="string">
            <text:p>类型</text:p>
          </table:table-cell>
          <table:table-cell table:style-name="ce9" table:content-validation-name="val6" office:value-type="string" calcext:value-type="string">
            <text:p>卡牌名称</text:p>
          </table:table-cell>
          <table:table-cell table:style-name="ce7" table:content-validation-name="val7" office:value-type="string" calcext:value-type="string">
            <text:p>种族</text:p>
          </table:table-cell>
          <table:table-cell table:style-name="Default" office:value-type="string" calcext:value-type="string">
            <text:p>字段1</text:p>
          </table:table-cell>
          <table:table-cell table:style-name="Default" office:value-type="string" calcext:value-type="string">
            <text:p>字段2</text:p>
          </table:table-cell>
          <table:table-cell table:style-name="Default" office:value-type="string" calcext:value-type="string">
            <text:p>字段3</text:p>
          </table:table-cell>
          <table:table-cell table:style-name="Default" office:value-type="string" calcext:value-type="string">
            <text:p>字段4</text:p>
          </table:table-cell>
          <table:table-cell table:style-name="Default" office:value-type="string" calcext:value-type="string">
            <text:p>字段5</text:p>
          </table:table-cell>
          <table:table-cell table:style-name="ce24" table:content-validation-name="val8" office:value-type="string" calcext:value-type="string">
            <text:p>字段</text:p>
          </table:table-cell>
          <table:table-cell table:style-name="ce45" table:content-validation-name="val9" office:value-type="string" calcext:value-type="string">
            <text:p>速攻</text:p>
          </table:table-cell>
          <table:table-cell table:style-name="ce45" table:content-validation-name="val9" office:value-type="string" calcext:value-type="string">
            <text:p>中速</text:p>
          </table:table-cell>
          <table:table-cell table:style-name="ce45" table:content-validation-name="val9" office:value-type="string" calcext:value-type="string">
            <text:p>控制</text:p>
          </table:table-cell>
          <table:table-cell table:style-name="ce45" table:content-validation-name="val9" office:value-type="string" calcext:value-type="string">
            <text:p>奇迹</text:p>
          </table:table-cell>
          <table:table-cell table:style-name="ce51" office:value-type="string" calcext:value-type="string">
            <text:p>搭配</text:p>
          </table:table-cell>
          <table:table-cell table:style-name="ce7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:.O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:.O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3"/>
          <table:table-cell table:style-name="狂野卡牌"/>
          <table:table-cell table:number-columns-repeated="1000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有攻击的图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:.O1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81" table:content-validation-name="val9"/>
          <table:table-cell table:style-name="ce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9:.O19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3:.O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25:.O25])" office:value-type="string" office:string-value="青玉魔像;" calcext:value-type="string">
            <text:p>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K26:.O26])" office:value-type="string" office:string-value="抉择;" calcext:value-type="string">
            <text:p>抉择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:.O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8:.O2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8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31:.O31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32:.O32])" office:value-type="string" office:string-value="法术伤害;" calcext:value-type="string">
            <text:p>法术伤害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3:.O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34:.O34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36:.O36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:.O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9:.O3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不带第二张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0:.O4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4"/>
          <table:table-cell table:content-validation-name="val1" table:formula="of:=COM.MICROSOFT.CONCAT([.K41:.O41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2:.O42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光环目标)</text:p>
          </table:table-cell>
          <table:table-cell table:style-name="ce5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4:.O4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:.O4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:.O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9:.O4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2:.O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3:.O5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6:.O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61:.O6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62:.O6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63:.O6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:.O64])" office:value-type="string" office:string-value="发现;亡语;" calcext:value-type="string">
            <text:p>发现;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:.O6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68:.O68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70:.O70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1:.O7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2:.O72])" office:value-type="string" office:string-value="过载;" calcext:value-type="string">
            <text:p>过载;</text:p>
          </table:table-cell>
          <table:table-cell table:content-validation-name="val9" table:number-columns-repeated="4"/>
          <table:table-cell table:style-name="ce2" office:value-type="string" calcext:value-type="string">
            <text:p>需求场面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4"/>
          <table:table-cell table:content-validation-name="val1" table:formula="of:=COM.MICROSOFT.CONCAT([.K73:.O73])" office:value-type="string" office:string-value="沉默;" calcext:value-type="string">
            <text:p>沉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进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5:.O75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6:.O7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4"/>
          <table:table-cell table:content-validation-name="val1" table:formula="of:=COM.MICROSOFT.CONCAT([.K77:.O77])" office:value-type="string" office:string-value="发现;" calcext:value-type="string">
            <text:p>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78:.O78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K80:.O80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:.O8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:.O8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4:.O8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圣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85:.O8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:.O8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:.O8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:.O9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:.O9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2:.O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93:.O93])" office:value-type="string" office:string-value="亡语;圣盾;" calcext:value-type="string">
            <text:p>亡语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4:.O9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96:.O9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9:.O9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1:.O10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06:.O106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7:.O10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08:.O108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冲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9:.O10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0:.O11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11:.O11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化血为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2:.O11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升级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5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盛气凌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114:.O114])" office:value-type="string" office:string-value="发现;嘲讽;" calcext:value-type="string">
            <text:p>发现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旋风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战斗机器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116:.O116])" office:value-type="string" office:string-value="激怒;" calcext:value-type="string">
            <text:p>激怒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71" table:content-validation-name="val6" office:value-type="string" calcext:value-type="string">
            <text:p>诅咒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7:.O11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number-columns-repeated="1004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暗鳞先知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18:.O1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秘守护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术畸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百变泽鲁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table:number-columns-repeated="5"/>
          <table:table-cell table:content-validation-name="val1" table:formula="of:=COM.MICROSOFT.CONCAT([.K122:.O12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23:.O123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125:.O125])" office:value-type="string" office:string-value="激励;" calcext:value-type="string">
            <text:p>激励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26:.O126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27:.O12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128:.O128])" office:value-type="string" office:string-value="战吼;发现;" calcext:value-type="string">
            <text:p>战吼;发现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129:.O129])" office:value-type="string" office:string-value="激怒;" calcext:value-type="string">
            <text:p>激怒;</text:p>
          </table:table-cell>
          <table:table-cell table:content-validation-name="val9" table:number-columns-repeated="4"/>
          <table:table-cell office:value-type="string" calcext:value-type="string">
            <text:p>大胖;战歌指挥官+阿古斯防御者+怒火中烧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0:.O13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131:.O131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2:.O13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3:.O13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4:.O1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5:.O135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136:.O136])" office:value-type="string" office:string-value="潜行;" calcext:value-type="string">
            <text:p>潜行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37:.O13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牌（触发需求）;严酷的监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8:.O13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139:.O139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40:.O14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1:.O141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奥金尼灵魂祭司;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2:.O142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3:.O14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44:.O144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45:.O14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7:.O147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5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8:.O14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49:.O149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50:.O15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K151:.O151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152:.O15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53:.O15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54:.O15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55:.O155])">
            <text:p/>
          </table:table-cell>
          <table:table-cell table:content-validation-name="val9" table:number-columns-repeated="4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56:.O15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157:.O157])" office:value-type="string" office:string-value="战吼;亡语;" calcext:value-type="string">
            <text:p>战吼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不要带第二张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3"/>
          <table:table-cell table:content-validation-name="val1" table:formula="of:=COM.MICROSOFT.CONCAT([.K158:.O158])" office:value-type="string" office:string-value="嘲讽;抉择;" calcext:value-type="string">
            <text:p>嘲讽;抉择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59:.O1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0:.O16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61:.O16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2:.O16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63:.O16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4:.O16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165:.O165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6:.O16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67:.O167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8:.O168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(血量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169:.O169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71:.O171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2:.O17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173:.O173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4:.O1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175:.O175])" office:value-type="string" office:string-value="奥秘;潜行;" calcext:value-type="string">
            <text:p>奥秘;潜行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76:.O17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77:.O177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78:.O178])" office:value-type="string" office:string-value="奥秘;嘲讽;" calcext:value-type="string">
            <text:p>奥秘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79:.O17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0:.O180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1:.O181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82:.O18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83:.O183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4:.O18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5:.O185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88:.O18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搭配野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89:.O18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0:.O19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91:.O19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2:.O1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、野兽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193:.O193])" office:value-type="string" office:string-value="奥秘;潜行;" calcext:value-type="string">
            <text:p>奥秘;潜行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94:.O194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96:.O196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97:.O19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199:.O199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0:.O20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1:.O20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2:.O20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3:.O20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心灵之火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205:.O205])" office:value-type="string" office:string-value="战吼;嘲讽;" calcext:value-type="string">
            <text:p>战吼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6:.O20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7:.O20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光耀之子;心灵之火;4血以上随从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08:.O20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9:.O20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0:.O21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211:.O211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12:.O21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13:.O2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4:.O2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5:.O2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216:.O216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K220:.O220])" office:value-type="string" office:string-value="连击;青玉魔像;" calcext:value-type="string">
            <text:p>连击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221:.O221])" office:value-type="string" office:string-value="潜行;亡语;青玉魔像;" calcext:value-type="string">
            <text:p>潜行;亡语;青玉魔像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2:.O22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223:.O223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24:.O224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5:.O22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226:.O226])" office:value-type="string" office:string-value="风怒;" calcext:value-type="string">
            <text:p>风怒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7:.O22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8:.O2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29:.O229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0:.O230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31:.O231])" office:value-type="string" office:string-value="过载;" calcext:value-type="string">
            <text:p>过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2"/>
          <table:table-cell table:content-validation-name="val1" table:formula="of:=COM.MICROSOFT.CONCAT([.K232:.O232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33:.O233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34:.O2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5:.O235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237:.O23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8:.O23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239:.O239])" office:value-type="string" office:string-value="战吼;过载;" calcext:value-type="string">
            <text:p>战吼;过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40:.O2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241:.O241])" office:value-type="string" office:string-value="风怒;" calcext:value-type="string">
            <text:p>风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42:.O24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43:.O2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4:.O24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245:.O245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6:.O24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7:.O24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48:.O24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249:.O249])" office:value-type="string" office:string-value="战吼;圣盾;" calcext:value-type="string">
            <text:p>战吼;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0:.O2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1:.O2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恶魔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3:.O2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54:.O254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56:.O2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7:.O25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8:.O25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9:.O2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260:.O26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61:.O26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2:.O26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3:.O263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264:.O264])" office:value-type="string" office:string-value="嘲讽;战吼;" calcext:value-type="string">
            <text:p>嘲讽;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265:.O265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66:.O26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267:.O26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8:.O26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9:.O26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0:.O2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271:.O27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2:.O27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73:.O2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4:.O27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5:.O2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6:.O2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7:.O27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8:.O27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279:.O27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0:.O28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81:.O28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282:.O282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283:.O283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4:.O28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5:.O28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5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6:.O2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87:.O28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9" table:number-columns-repeated="4"/>
          <table:table-cell office:value-type="string" calcext:value-type="string">
            <text:p>2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0:.O29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1:.O29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292:.O292])" office:value-type="string" office:string-value="亡语;奥秘;" calcext:value-type="string">
            <text:p>亡语;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3:.O29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4:.O2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5:.O295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6:.O29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297:.O29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8:.O29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9:.O29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1:.O30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年轻的女祭司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03:.O30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04:.O304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306:.O30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7:.O30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:少沉默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310:.O310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2:.O31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3:.O3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4:.O31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5:.O3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6:.O316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17:.O317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8:.O31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9:.O319])" office:value-type="string" office:string-value="战吼;嘲讽;" calcext:value-type="string">
            <text:p>战吼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0:.O3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: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21:.O321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2:.O32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3:.O32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5:.O325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6:.O32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4费牌;6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7:.O32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8:.O328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29:.O329])" office:value-type="string" office:string-value="法术伤害;亡语;" calcext:value-type="string">
            <text:p>法术伤害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31:.O3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2:.O33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3:.O3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4:.O33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5:.O33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搭配卡组（特殊需求）,维纶的恩泽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6:.O33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7:.O33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38:.O338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9:.O33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高费战吼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0:.O340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41:.O34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增益目标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2:.O342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43:.O34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4:.O3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5:.O34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47:.O347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8:.O34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350:.O350])" office:value-type="string" office:string-value="青玉魔像;" calcext:value-type="string">
            <text:p>青玉魔像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2:.O3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3:.O3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4:.O35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355:.O355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6:.O35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7:.O35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58:.O358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9:.O35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0:.O360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61:.O361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2:.O362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3:.O363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4:.O364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5:.O36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66:.O36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367:.O367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68:.O36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9:.O369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70:.O370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371:.O371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2:.O3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73:.O373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雪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74:.O37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75:.O3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76:.O37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7:.O37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78:.O37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79:.O3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380:.O380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81:.O381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2:.O3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83:.O38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385:.O385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7:.O3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88:.O388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奥秘（减费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3"/>
          <table:table-cell table:content-validation-name="val1" table:formula="of:=COM.MICROSOFT.CONCAT([.K389:.O389])" office:value-type="string" office:string-value="战吼;免疫;" calcext:value-type="string">
            <text:p>战吼;免疫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90:.O39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92:.O3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5:.O39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96:.O39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（增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可以打疲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399:.O399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0:.O4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401:.O401])" office:value-type="string" office:string-value="战吼;潜行;" calcext:value-type="string">
            <text:p>战吼;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402:.O402])" office:value-type="string" office:string-value="潜行;" calcext:value-type="string">
            <text:p>潜行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3:.O4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4:.O404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5:.O40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3"/>
          <table:table-cell table:content-validation-name="val1" table:formula="of:=COM.MICROSOFT.CONCAT([.K406:.O406])" office:value-type="string" office:string-value="战吼;连击;" calcext:value-type="string">
            <text:p>战吼;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407:.O407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408:.O408])" office:value-type="string" office:string-value="连击;" calcext:value-type="string">
            <text:p>连击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09:.O409])">
            <text:p/>
          </table:table-cell>
          <table:table-cell table:content-validation-name="val9" office:value-type="string" calcext:value-type="string">
            <text:p>普通</text:p>
          </table:table-cell>
          <table:table-cell table:style-name="ce47"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10:.O41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亡语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411:.O41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13:.O41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4:.O41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海盗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15:.O4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6:.O41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7:.O4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418:.O41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419:.O419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0:.O4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1:.O42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22:.O42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423:.O423])" office:value-type="string" office:string-value="嘲讽;过载;" calcext:value-type="string">
            <text:p>嘲讽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4:.O424])" office:value-type="string" office:string-value="过载;" calcext:value-type="string">
            <text:p>过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法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5:.O4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恢复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26:.O426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427:.O427])" office:value-type="string" office:string-value="战吼;圣盾;嘲讽;" calcext:value-type="string">
            <text:p>战吼;圣盾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相关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8:.O4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29:.O429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30:.O430])" office:value-type="string" office:string-value="圣盾;嘲讽;" calcext:value-type="string">
            <text:p>圣盾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1:.O4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2:.O43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33:.O433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4:.O434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血随从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35:.O43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6:.O436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7:.O43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光环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8:.O43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飞刀杂耍者;军需官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39:.O43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0:.O44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441:.O441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3:.O44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4:.O4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table:number-columns-repeated="5"/>
          <table:table-cell table:content-validation-name="val1" table:formula="of:=COM.MICROSOFT.CONCAT([.K445:.O4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6:.O44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7:.O4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48:.O448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52:.O45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3:.O45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54:.O45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6:.O45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57:.O457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战吼（武器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8:.O45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9:.O4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K460:.O46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1:.O46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62:.O462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3:.O46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64:.O46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465:.O465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66:.O466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7:.O4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469:.O469])" office:value-type="string" office:string-value="激怒;" calcext:value-type="string">
            <text:p>激怒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0:.O47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1:.O47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72:.O472])" office:value-type="string" office:string-value="潜行;圣盾;" calcext:value-type="string">
            <text:p>潜行;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3:.O47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74:.O4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5:.O4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6:.O47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7:.O47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8:.O47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9:.O47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80:.O48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1:.O48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82:.O482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3:.O48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84:.O4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5:.O48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6:.O48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3"/>
          <table:table-cell table:content-validation-name="val1" table:formula="of:=COM.MICROSOFT.CONCAT([.K487:.O487])" office:value-type="string" office:string-value="战吼;零件;" calcext:value-type="string">
            <text:p>战吼;零件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8:.O48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89:.O489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0:.O4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1:.O491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消失;鱼人;对方抽卡效果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2:.O4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4:.O49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95:.O495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6:.O4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7:.O49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8:.O4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9:.O499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0:.O50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1:.O50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2:.O5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03:.O503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4:.O50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05:.O50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6:.O50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507:.O507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持续需求）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9:.O50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0:.O510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1:.O51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（光环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512:.O512])" office:value-type="string" office:string-value="嘲讽;激怒;" calcext:value-type="string">
            <text:p>嘲讽;激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13:.O513])" office:value-type="string" office:string-value="冲锋;嘲讽;" calcext:value-type="string">
            <text:p>冲锋;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14:.O514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增益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5:.O51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6:.O51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17:.O517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随从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8:.O5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1费及以下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9:.O5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临时攻击增益:叫嚣的中士;石化武器;黑铁矮人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0:.O520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1:.O52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22:.O522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3:.O52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;光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4:.O524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5:.O52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激怒牌:阿曼尼狂战士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26:.O526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7:.O52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8:.O52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29:.O529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office:value-type="string" calcext:value-type="string">
            <text:p>对方抽卡效果;永久增益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2"/>
          <table:table-cell table:content-validation-name="val1" table:formula="of:=COM.MICROSOFT.CONCAT([.K530:.O530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1:.O5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飞刀杂耍者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2:.O53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3:.O533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圣盾（战吼需求）;强化机器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534:.O534])" office:value-type="string" office:string-value="圣盾;" calcext:value-type="string">
            <text:p>圣盾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5:.O53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6:.O536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37:.O53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38:.O5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9:.O539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540:.O5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光环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1:.O54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542:.O542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术（法伤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44:.O54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45:.O54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连击;尖牙德鲁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546:.O546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7:.O547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48:.O54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49:.O54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0:.O55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抉择（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1:.O5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2:.O55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3:.O5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4:.O55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555:.O55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7:.O55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8:.O55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9:.O5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0:.O560])" office:value-type="string" office:string-value="冻结;" calcext:value-type="string">
            <text:p>冻结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激励;</text:p>
          </table:table-cell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61:.O561])" office:value-type="string" office:string-value="激励;法术伤害;" calcext:value-type="string">
            <text:p>激励;法术伤害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62:.O5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3:.O563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4:.O56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5:.O56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6:.O56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熔核巨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7:.O567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光环目标(光环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569:.O569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持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70:.O57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71:.O57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72:.O57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74:.O574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5:.O57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7:.O57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8:.O57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79:.O579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0:.O58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1:.O58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2:.O5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3:.O58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4:.O58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5:.O58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6:.O58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87:.O58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88:.O588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9:.O58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0:.O59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91:.O591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92:.O59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93:.O59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3"/>
          <table:table-cell table:content-validation-name="val1" table:formula="of:=COM.MICROSOFT.CONCAT([.K594:.O594])" office:value-type="string" office:string-value="战吼;潜行;" calcext:value-type="string">
            <text:p>战吼;潜行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95:.O595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96:.O5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97:.O597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8:.O59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599:.O59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600:.O600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1:.O60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602:.O602])" office:value-type="string" office:string-value="青玉魔像;" calcext:value-type="string">
            <text:p>青玉魔像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603:.O603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4:.O604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5:.O60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6:.O60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7:.O60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战吼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8:.O60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土元素;玛里苟斯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0:.O6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11:.O61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3:.O613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4:.O61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法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9:.O61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0:.O6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1:.O62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3费以上鱼人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3:.O62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恶魔(亡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4:.O62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5:.O62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6:.O62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7:.O6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8:.O6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持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减费目标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0:.O6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1:.O63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2:.O63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33:.O633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35:.O63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6:.O636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637:.O637])" office:value-type="string" office:string-value="嘲讽;激怒;" calcext:value-type="string">
            <text:p>嘲讽;激怒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8:.O6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9:.O63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40:.O640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41:.O64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2:.O642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43:.O643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4:.O64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45:.O645])" office:value-type="string" office:string-value="战吼;奥秘;" calcext:value-type="string">
            <text:p>战吼;奥秘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6:.O64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7:.O64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48:.O648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永久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9:.O649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50:.O65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1:.O6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2:.O65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3:.O6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5:.O655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6:.O6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7:.O65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8:.O6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9:.O659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0:.O66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61:.O66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相关;亡语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2:.O66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664:.O664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65:.O665])" office:value-type="string" office:string-value="法术伤害;" calcext:value-type="string">
            <text:p>法术伤害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6:.O666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7:.O66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68:.O668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9:.O669])" office:value-type="string" office:string-value="圣盾;战吼;" calcext:value-type="string">
            <text:p>圣盾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0:.O670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71:.O6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672:.O672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73:.O67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674:.O67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675:.O67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676:.O67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7:.O67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心灵之火,神圣之灵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78:.O678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79:.O679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0:.O68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抽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1:.O681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682:.O682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683:.O683])" office:value-type="string" office:string-value="战吼;法术伤害;" calcext:value-type="string">
            <text:p>战吼;法术伤害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4:.O68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85:.O685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K686:.O686])" office:value-type="string" office:string-value="战吼;圣盾;风怒;嘲讽;" calcext:value-type="string">
            <text:p>战吼;圣盾;风怒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K687:.O687])" office:value-type="string" office:string-value="战吼;青玉魔像;" calcext:value-type="string">
            <text:p>战吼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8:.O68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9:.O689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0:.O690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691:.O691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2:.O692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3:.O6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4:.O694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95:.O695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96:.O6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697:.O697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8:.O69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9:.O699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K700:.O700])" office:value-type="string" office:string-value="战吼;冲锋;" calcext:value-type="string">
            <text:p>战吼;冲锋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1:.O70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02:.O702])" office:value-type="string" office:string-value="圣盾;" calcext:value-type="string">
            <text:p>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03:.O70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4:.O70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05:.O70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3"/>
          <table:table-cell table:content-validation-name="val1" table:formula="of:=COM.MICROSOFT.CONCAT([.K706:.O706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7:.O70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8:.O70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低费法术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9:.O70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10:.O71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711:.O711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12:.O71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13:.O7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4:.O7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5:.O71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6:.O71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3"/>
          <table:table-cell table:content-validation-name="val1" table:formula="of:=COM.MICROSOFT.CONCAT([.K717:.O717])" office:value-type="string" office:string-value="战吼;冻结;" calcext:value-type="string">
            <text:p>战吼;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8:.O718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9:.O71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720:.O720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1:.O72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2:.O72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23:.O723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4:.O72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726:.O726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727:.O72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728:.O7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29:.O7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730:.O730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1:.O7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table:number-columns-repeated="3"/>
          <table:table-cell table:content-validation-name="val1" table:formula="of:=COM.MICROSOFT.CONCAT([.K732:.O732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33:.O73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4:.O73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（增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5:.O73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736:.O736])" office:value-type="string" office:string-value="战吼;发现;" calcext:value-type="string">
            <text:p>战吼;发现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7:.O7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8:.O73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9:.O73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恢复目标（恢复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0:.O74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1:.O74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2:.O7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3:.O7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4:.O74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5:.O7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6:.O746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7:.O7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48:.O74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749:.O749])" office:value-type="string" office:string-value="连击;" calcext:value-type="string">
            <text:p>连击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750:.O750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751:.O751])" office:value-type="string" office:string-value="嘲讽;亡语;" calcext:value-type="string">
            <text:p>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52:.O752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风怒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3:.O753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54:.O75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5:.O75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伤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6:.O7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757:.O757])" office:value-type="string" office:string-value="嘲讽;过载;" calcext:value-type="string">
            <text:p>嘲讽;过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8:.O75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9:.O75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60:.O760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机械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1:.O76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战吼需求);人品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2:.O76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4:.O7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5:.O76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66:.O766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7:.O76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8:.O76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9:.O76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0:.O77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71:.O771])" office:value-type="string" office:string-value="冲锋;战吼;" calcext:value-type="string">
            <text:p>冲锋;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2:.O77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3:.O77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自伤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4:.O77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75:.O77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6:.O77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777:.O777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8:.O77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9:.O77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K780:.O78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81:.O781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2:.O782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3:.O78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784:.O784])" office:value-type="string" office:string-value="战吼;亡语;" calcext:value-type="string">
            <text:p>战吼;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785:.O785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6:.O78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87:.O787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788:.O788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武器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789:.O789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0:.O79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791:.O79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2:.O792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3:.O793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4:.O7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95:.O795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克苏恩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6:.O796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7:.O79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798:.O798])" office:value-type="string" office:string-value="风怒;" calcext:value-type="string">
            <text:p>风怒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9:.O7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伤害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1:.O8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2:.O8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3:.O80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4:.O80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05:.O8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806:.O806])" office:value-type="string" office:string-value="冲锋;战吼;" calcext:value-type="string">
            <text:p>冲锋;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07:.O80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808:.O808])" office:value-type="string" office:string-value="战吼;潜行;" calcext:value-type="string">
            <text:p>战吼;潜行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809:.O809])" office:value-type="string" office:string-value="潜行;" calcext:value-type="string">
            <text:p>潜行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0:.O810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11:.O811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12:.O81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3:.O81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4:.O81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5:.O81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6:.O81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7:.O81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8:.O818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4"/>
          <table:table-cell table:content-validation-name="val1" table:formula="of:=COM.MICROSOFT.CONCAT([.K819:.O819])" office:value-type="string" office:string-value="传说;" calcext:value-type="string">
            <text:p>传说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20:.O82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1:.O82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24:.O824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5:.O82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826:.O826])" office:value-type="string" office:string-value="嘲讽;圣盾;" calcext:value-type="string">
            <text:p>嘲讽;圣盾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827:.O827])" office:value-type="string" office:string-value="战吼;奥秘;嘲讽;" calcext:value-type="string">
            <text:p>战吼;奥秘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8:.O82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29:.O82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30:.O83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1:.O831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2:.O83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3:.O83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5:.O83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36:.O836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7:.O83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2"/>
          <table:table-cell table:content-validation-name="val1" table:formula="of:=COM.MICROSOFT.CONCAT([.K838:.O838])" office:value-type="string" office:string-value="战吼;嘲讽;冲锋;" calcext:value-type="string">
            <text:p>战吼;嘲讽;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39:.O8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840:.O840])" office:value-type="string" office:string-value="嘲讽;亡语;" calcext:value-type="string">
            <text:p>嘲讽;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841:.O841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842:.O842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43:.O8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44:.O844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45:.O845])" office:value-type="string" office:string-value="激励;" calcext:value-type="string">
            <text:p>激励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846:.O846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847:.O847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48:.O8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K849:.O84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850:.O850])" office:value-type="string" office:string-value="嘲讽;战吼;青玉魔像;" calcext:value-type="string">
            <text:p>嘲讽;战吼;青玉魔像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2:.O8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53:.O85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854:.O85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855:.O855])" office:value-type="string" office:string-value="冻结;" calcext:value-type="string">
            <text:p>冻结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6:.O85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57:.O85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8:.O8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59:.O859])" office:value-type="string" office:string-value="亡语;" calcext:value-type="string">
            <text:p>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1:.O86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2:.O86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63:.O86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算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65:.O86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7:.O8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868:.O868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70:.O87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1:.O8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72:.O8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73:.O8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74:.O874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5:.O8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76:.O87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877:.O877])" office:value-type="string" office:string-value="战吼;奥秘;" calcext:value-type="string">
            <text:p>战吼;奥秘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奥秘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878:.O878])" office:value-type="string" office:string-value="战吼;发现;" calcext:value-type="string">
            <text:p>战吼;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9:.O8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0:.O88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1:.O88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2:.O88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3:.O88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4:.O8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5:.O88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6:.O88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7:.O88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8:.O88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9:.O889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0:.O8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891:.O891])" office:value-type="string" office:string-value="战吼;亡语;青玉魔像;" calcext:value-type="string">
            <text:p>战吼;亡语;青玉魔像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92:.O892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3:.O89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4:.O894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5:.O89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6:.O89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2"/>
          <table:table-cell table:content-validation-name="val1" table:formula="of:=COM.MICROSOFT.CONCAT([.K897:.O897])" office:value-type="string" office:string-value="战吼;嘲讽;圣盾;" calcext:value-type="string">
            <text:p>战吼;嘲讽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K898:.O898])" office:value-type="string" office:string-value="战吼;沉默;亡语;" calcext:value-type="string">
            <text:p>战吼;沉默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K899:.O8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00:.O900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1:.O90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2:.O9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3:.O90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904:.O90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05:.O905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06:.O90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07:.O90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08:.O90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9:.O90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隐藏;低费法术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0:.O9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11:.O91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3:.O91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4:.O9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5:.O9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916:.O916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7:.O9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18:.O918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9:.O919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0:.O92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21:.O9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22:.O9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3:.O923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4:.O9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5:.O9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6:.O92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7:.O927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8:.O92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0:.O93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1:.O93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2"/>
          <table:table-cell table:content-validation-name="val1" table:formula="of:=COM.MICROSOFT.CONCAT([.K932:.O932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3:.O93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4:.O93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K935:.O935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6:.O93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37:.O937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938:.O9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9:.O9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40:.O940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1:.O94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2:.O9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43:.O943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4:.O94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45:.O945])" office:value-type="string" office:string-value="抉择;嘲讽;" calcext:value-type="string">
            <text:p>抉择;嘲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7:.O947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8:.O94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9:.O9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51:.O9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2:.O95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53:.O95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954:.O954])" office:value-type="string" office:string-value="免疫;" calcext:value-type="string">
            <text:p>免疫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6:.O956])">
            <text:p/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957:.O957])" office:value-type="string" office:string-value="激励;" calcext:value-type="string">
            <text:p>激励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伺机待发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959:.O95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960:.O960])" office:value-type="string" office:string-value="青玉魔像;嘲讽;" calcext:value-type="string">
            <text:p>青玉魔像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61:.O96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62:.O9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3:.O96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2"/>
          <table:table-cell table:content-validation-name="val1" table:formula="of:=COM.MICROSOFT.CONCAT([.K964:.O964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5:.O96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66:.O96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7:.O96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68:.O96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9:.O96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70:.O97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1:.O9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style-name="ce7" table:content-validation-name="val7"/>
          <table:table-cell table:style-name="ce5" table:content-validation-name="val8" table:number-columns-repeated="5"/>
          <table:table-cell table:content-validation-name="val1" table:formula="of:=COM.MICROSOFT.CONCAT([.K972:.O97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3:.O97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4:.O97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office:value-type="string" calcext:value-type="string">
            <text:p><text:s text:c="2"/>搭配牌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975:.O975])" office:value-type="string" office:string-value="嘲讽;亡语;" calcext:value-type="string">
            <text:p>嘲讽;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6:.O97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7:.O977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78:.O97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979:.O979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0:.O980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1:.O98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2:.O98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3"/>
          <table:table-cell table:content-validation-name="val1" table:formula="of:=COM.MICROSOFT.CONCAT([.K983:.O983])" office:value-type="string" office:string-value="战吼;传说;" calcext:value-type="string">
            <text:p>战吼;传说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84:.O98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5:.O98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86:.O9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7:.O98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988:.O988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89:.O98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990:.O990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91:.O991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92:.O992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993:.O9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K994:.O994])" office:value-type="string" office:string-value="风怒;冲锋;圣盾;嘲讽;" calcext:value-type="string">
            <text:p>风怒;冲锋;圣盾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5:.O99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6:.O99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K997:.O997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98:.O9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999:.O99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0:.O10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01:.O10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02:.O1002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<text:s/>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3:.O100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4:.O100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table:number-columns-repeated="5"/>
          <table:table-cell table:content-validation-name="val1" table:formula="of:=COM.MICROSOFT.CONCAT([.K1005:.O100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06:.O100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1007:.O1007])" office:value-type="string" office:string-value="圣盾;" calcext:value-type="string">
            <text:p>圣盾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08:.O1008])" office:value-type="string" office:string-value="战吼;嘲讽;" calcext:value-type="string">
            <text:p>战吼;嘲讽;</text:p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09:.O100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10:.O101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1:.O101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12:.O10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013:.O101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剧毒之种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14:.O1014])" office:value-type="string" office:string-value="抉择;嘲讽;" calcext:value-type="string">
            <text:p>抉择;嘲讽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5:.O1015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目标(治疗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1016:.O1016])" office:value-type="string" office:string-value="冲锋;" calcext:value-type="string">
            <text:p>冲锋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17:.O1017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18:.O101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19:.O101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0:.O1020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1:.O102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22:.O10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3:.O10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4:.O10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5:.O102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027:.O102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9:.O10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30:.O103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1:.O10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32:.O103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033:.O103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1034:.O1034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5:.O103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6:.O103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K1037:.O1037])" office:value-type="string" office:string-value="抉择;" calcext:value-type="string">
            <text:p>抉择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8:.O103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9:.O103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0:.O104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1:.O104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2:.O104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3:.O104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1044:.O104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5:.O104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46:.O1046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47:.O104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8:.O104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9:.O10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0:.O105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51:.O10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0" calcext:value-type="float">
            <text:p>20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5"/>
          <table:table-cell table:number-columns-repeated="1002"/>
        </table:table-row>
        <table:table-row table:style-name="ro6" table:number-rows-repeated="64480">
          <table:table-cell table:style-name="ce1" table:content-validation-name="val2"/>
          <table:table-cell table:style-name="ce7" table:content-validation-name="val3"/>
          <table:table-cell table:style-name="ce19" table:content-validation-name="val4"/>
          <table:table-cell table:number-columns-repeated="3"/>
          <table:table-cell table:content-validation-name="val1"/>
          <table:table-cell table:style-name="ce7" table:content-validation-name="val5"/>
          <table:table-cell table:style-name="ce68" table:content-validation-name="val6"/>
          <table:table-cell table:style-name="ce7" table:content-validation-name="val7"/>
          <table:table-cell table:style-name="ce7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6" table:number-rows-repeated="983040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table-row table:style-name="ro6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5"/>
        </table:named-expressions>
        <calcext:conditional-formats>
          <calcext:conditional-format calcext:target-range-address="卡牌.C2:卡牌.C1048576">
            <calcext:condition calcext:apply-style-name="战士" calcext:value="=&quot;战士&quot;" calcext:base-cell-address="卡牌.C2"/>
            <calcext:condition calcext:apply-style-name="术士" calcext:value="=&quot;术士&quot;" calcext:base-cell-address="卡牌.C2"/>
            <calcext:condition calcext:apply-style-name="法师" calcext:value="=&quot;法师&quot;" calcext:base-cell-address="卡牌.C2"/>
            <calcext:condition calcext:apply-style-name="潜行者" calcext:value="=&quot;潜行者&quot;" calcext:base-cell-address="卡牌.C2"/>
            <calcext:condition calcext:apply-style-name="猎人" calcext:value="=&quot;猎人&quot;" calcext:base-cell-address="卡牌.C2"/>
            <calcext:condition calcext:apply-style-name="德鲁伊" calcext:value="=&quot;德鲁伊&quot;" calcext:base-cell-address="卡牌.C2"/>
            <calcext:condition calcext:apply-style-name="萨满祭司" calcext:value="=&quot;萨满祭司&quot;" calcext:base-cell-address="卡牌.C2"/>
          </calcext:conditional-format>
          <calcext:conditional-format calcext:target-range-address="卡牌.Q1:卡牌.T408 卡牌.Q410:卡牌.T1048576 卡牌.Q409:卡牌.Q409 卡牌.S409:卡牌.T409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I112:卡牌.I121">
            <calcext:condition calcext:apply-style-name="法术" calcext:value="formula-is(EXACT([.H112]; &quot;法术&quot;))" calcext:base-cell-address="卡牌.I112"/>
            <calcext:condition calcext:apply-style-name="武器" calcext:value="formula-is(EXACT([.H112]; &quot;武器&quot;))" calcext:base-cell-address="卡牌.I112"/>
          </calcext:conditional-format>
          <calcext:conditional-format calcext:target-range-address="卡牌.R409:卡牌.R409">
            <calcext:condition calcext:apply-style-name="优秀" calcext:value="=&quot;优秀&quot;" calcext:base-cell-address="卡牌.R409"/>
            <calcext:condition calcext:apply-style-name="良好" calcext:value="=&quot;良好&quot;" calcext:base-cell-address="卡牌.R409"/>
            <calcext:condition calcext:apply-style-name="普通" calcext:value="=&quot;普通&quot;" calcext:base-cell-address="卡牌.R409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7">
          <table:table-cell table:style-name="ce59" office:value-type="string" calcext:value-type="string" table:number-columns-spanned="1" table:number-rows-spanned="2">
            <text:p>职业</text:p>
          </table:table-cell>
          <table:table-cell table:style-name="ce59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60"/>
          <table:table-cell table:style-name="ce59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7">
          <table:covered-table-cell table:style-name="ce60"/>
          <table:table-cell table:style-name="ce60" office:value-type="string" calcext:value-type="string">
            <text:p>卡差</text:p>
          </table:table-cell>
          <table:table-cell table:style-name="ce60" office:value-type="string" calcext:value-type="string">
            <text:p>场面</text:p>
          </table:table-cell>
          <table:table-cell table:style-name="ce60" office:value-type="string" calcext:value-type="string">
            <text:p>血量</text:p>
          </table:table-cell>
          <table:covered-table-cell table:style-name="ce60"/>
          <table:table-cell table:number-columns-repeated="1019"/>
        </table:table-row>
        <table:table-row table:style-name="ro8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8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8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8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60"/>
          <table:table-cell table:number-columns-repeated="1018"/>
        </table:table-row>
        <table:table-row table:style-name="ro8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8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60"/>
          <table:table-cell table:number-columns-repeated="1018"/>
        </table:table-row>
        <table:table-row table:style-name="ro8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8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7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7">
          <table:table-cell table:style-name="普通" office:value-type="string" calcext:value-type="string">
            <text:p>弱</text:p>
          </table:table-cell>
          <table:table-cell table:number-columns-repeated="1023"/>
        </table:table-row>
        <table:table-row table:style-name="ro7">
          <table:table-cell table:style-name="ce72" office:value-type="string" calcext:value-type="string">
            <text:p>中</text:p>
          </table:table-cell>
          <table:table-cell table:number-columns-repeated="1023"/>
        </table:table-row>
        <table:table-row table:style-name="ro7">
          <table:table-cell table:style-name="ce70" office:value-type="string" calcext:value-type="string">
            <text:p>强</text:p>
          </table:table-cell>
          <table:table-cell table:number-columns-repeated="1023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055" table:display-filter-buttons="true" table:orientation="column">
          <table:filter>
            <table:filter-and>
              <table:filter-condition table:field-number="6" table:value="标准" table:operator="="/>
              <table:filter-condition table:field-number="2" table:value="潜行者" table:operator="=">
                <table:filter-set-item table:value="潜行者"/>
                <table:filter-set-item table:value="中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00/00/00</text:date>, <text:time style:data-style-name="N2" text:time-value="20:14:46.097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3-27T20:39:33.299000000</dc:date>
    <meta:generator>LibreOffice/5.3.0.3$Windows_X86_64 LibreOffice_project/7074905676c47b82bbcfbea1aeefc84afe1c50e1</meta:generator>
    <meta:editing-duration>PT2H54M12S</meta:editing-duration>
    <meta:editing-cycles>37</meta:editing-cycles>
    <meta:document-statistic meta:table-count="4" meta:cell-count="12885" meta:object-count="0"/>
    <meta:user-defined meta:name="KSOProductBuildVer">2052-10.1.0.5973</meta:user-defined>
    <meta:user-defined meta:name="KSOReadingLayout" meta:value-type="boolean">true</meta:user-defined>
  </office:meta>
</office:document-meta>
</file>